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3.839cm" svg:height="10.512cm" svg:x="0.125cm" svg:y="-0.01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0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praktikum praktikum</meta:initial-creator>
    <meta:creation-date>2008-08-16T21:50:35</meta:creation-date>
    <dc:creator>praktikum praktikum</dc:creator>
    <dc:date>2008-08-18T22:52:32</dc:date>
    <meta:editing-cycles>3</meta:editing-cycles>
    <meta:editing-duration>PT4M3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53050613403pt" style:font-size-asian="12.9953050613403pt" style:font-size-complex="12.9953050613403pt"/>
    </style:style>
    <style:style style:name="ch3" style:family="chart">
      <style:text-properties fo:font-size="10.9960269927979pt" style:font-size-asian="10.9960269927979pt" style:font-size-complex="10.9960269927979pt"/>
    </style:style>
    <style:style style:name="ch4" style:family="chart">
      <style:graphic-properties draw:stroke="none" svg:stroke-color="#b3b3b3" draw:fill="none" draw:fill-color="#e6e6e6"/>
      <style:text-properties fo:font-size="7.99711084365845pt" style:font-size-asian="7.99711084365845pt" style:font-size-complex="7.99711084365845pt"/>
    </style:style>
    <style:style style:name="ch5" style:family="chart">
      <style:chart-properties chart:connect-bars="false" chart:sort-by-x-values="false" chart:right-angled-axes="true"/>
    </style:style>
    <style:style style:name="ch6" style:family="chart" style:data-style-name="N0">
      <style:chart-properties chart:display-label="true" chart:logarithmic="false" chart:text-overlap="false" chart:reverse-direction="false" text:line-break="true" chart:label-arrangement="side-by-side" chart:link-data-style-to-source="false" chart:visible="true" style:rotation-angle="45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9674987792969pt" style:font-size-asian="8.99674987792969pt" style:font-size-complex="8.9967498779296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tick-marks-minor-inner="true" chart:tick-marks-minor-outer="false" chart:logarithmic="false" chart:reverse-direction="false" text:line-break="true" chart:label-arrangement="side-by-side" chart:link-data-style-to-source="false" chart:visible="true" style:rotation-angle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8.99674987792969pt" style:font-size-asian="8.99674987792969pt" style:font-size-complex="8.99674987792969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1cm"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84cm" svg:height="10.513cm" chart:class="chart:stock" chart:style-name="ch1">
        <chart:title svg:x="5.332cm" svg:y="0.214cm" chart:style-name="ch2">
          <text:p>Channel Ranges</text:p>
        </chart:title>
        <chart:subtitle svg:x="5.279cm" svg:y="1.176cm" chart:style-name="ch3">
          <text:p>TCS Output values</text:p>
        </chart:subtitle>
        <chart:legend chart:legend-position="top" svg:x="5.132cm" svg:y="2.063cm" chart:style-name="ch4"/>
        <chart:plot-area chart:style-name="ch5" chart:data-source-has-labels="both" svg:x="0.35cm" svg:y="3.195cm" svg:width="12.936cm" svg:height="7.197cm">
          <chart:axis chart:dimension="x" chart:name="primary-x" chart:style-name="ch6">
            <chart:title svg:x="6.112cm" svg:y="9.709cm" chart:style-name="ch7">
              <text:p>Smartie Color</text:p>
            </chart:title>
            <chart:categories table:cell-range-address="local-table.$A$2:.$A$10"/>
            <chart:grid chart:style-name="ch8" chart:class="major"/>
          </chart:axis>
          <chart:axis chart:dimension="y" chart:name="primary-y" chart:style-name="ch9">
            <chart:title svg:x="0.279cm" svg:y="7.06cm" chart:style-name="ch10">
              <text:p>F [kHz]</text:p>
            </chart:title>
            <chart:grid chart:style-name="ch8" chart:class="major"/>
          </chart:axis>
          <chart:series chart:values-cell-range-address="local-table.$B$2:.$B$10" chart:label-cell-address="local-table.$B$1" chart:attached-axis="primary-y">
            <chart:data-point chart:repeated="9"/>
          </chart:series>
          <chart:series chart:values-cell-range-address="local-table.$C$2:.$C$10" chart:label-cell-address="local-table.$C$1" chart:attached-axis="primary-y">
            <chart:data-point chart:repeated="9"/>
          </chart:series>
          <chart:series chart:values-cell-range-address="local-table.$D$2:.$D$10" chart:label-cell-address="local-table.$D$1" chart:attached-axis="primary-y">
            <chart:data-point chart:repeated="9"/>
          </chart:series>
          <chart:series chart:values-cell-range-address="local-table.$E$2:.$E$10" chart:label-cell-address="local-table.$E$1" chart:attached-axis="primary-y">
            <chart:data-point chart:repeated="9"/>
          </chart:series>
          <chart:series chart:values-cell-range-address="local-table.$F$2:.$F$10" chart:label-cell-address="local-table.$F$1" chart:attached-axis="primary-y">
            <chart:data-point chart:repeated="9"/>
          </chart:series>
          <chart:series chart:values-cell-range-address="local-table.$G$2:.$G$10" chart:label-cell-address="local-table.$G$1" chart:attached-axis="primary-y">
            <chart:data-point chart:repeated="9"/>
          </chart:series>
          <chart:series chart:values-cell-range-address="local-table.$H$2:.$H$10" chart:label-cell-address="local-table.$H$1" chart:attached-axis="primary-y">
            <chart:data-point chart:repeated="9"/>
          </chart:series>
          <chart:series chart:values-cell-range-address="local-table.$I$2:.$I$10" chart:label-cell-address="local-table.$I$1" chart:attached-axis="primary-y">
            <chart:data-point chart:repeated="9"/>
          </chart:series>
          <chart:series chart:values-cell-range-address="local-table.$J$2:.$J$10" chart:label-cell-address="local-table.$J$1" chart:attached-axis="primary-y">
            <chart:data-point chart:repeated="9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llow</text:p>
              </table:table-cell>
              <table:table-cell office:value-type="string">
                <text:p>10</text:p>
              </table:table-cell>
              <table:table-cell office:value-type="string">
                <text:p>Blue</text:p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Green</text:p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Red</text:p>
              </table:table-cell>
            </table:table-row>
          </table:table-header-rows>
          <table:table-rows>
            <table:table-row>
              <table:table-cell office:value-type="string">
                <text:p>Yellow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Brow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urple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ink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Unknown (Empty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